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llegalExpressionException.IllegalExpression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legalExpressionException.get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legalExpressionException.IllegalExpressionException( String message , String expression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llegalExpressionException.IllegalExpressionException( String message ,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llegalExpressionException.IllegalExpress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legalExpressionException.IllegalExpress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legalExpressionException.IllegalExpression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